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officeooo:rsid="01424feb"/>
    </style:style>
    <style:style style:name="T58" style:family="text">
      <style:text-properties officeooo:rsid="01436c1a"/>
    </style:style>
    <style:style style:name="T59" style:family="text">
      <style:text-properties officeooo:rsid="01448daf"/>
    </style:style>
    <style:style style:name="T60" style:family="text">
      <style:text-properties officeooo:rsid="0146692d"/>
    </style:style>
    <style:style style:name="T61" style:family="text">
      <style:text-properties officeooo:rsid="014706b2"/>
    </style:style>
    <style:style style:name="T62" style:family="text">
      <style:text-properties fo:font-weight="normal" style:font-weight-asian="normal" style:font-weight-complex="normal"/>
    </style:style>
    <style:style style:name="T63" style:family="text">
      <style:text-properties fo:font-weight="normal" officeooo:rsid="014beb8e" style:font-weight-asian="normal" style:font-weight-complex="normal"/>
    </style:style>
    <style:style style:name="T64" style:family="text">
      <style:text-properties fo:font-weight="normal" officeooo:rsid="014c1a49" style:font-weight-asian="normal" style:font-weight-complex="normal"/>
    </style:style>
    <style:style style:name="T65" style:family="text">
      <style:text-properties officeooo:rsid="0147b0a7"/>
    </style:style>
    <style:style style:name="T66" style:family="text">
      <style:text-properties officeooo:rsid="0148ef8e"/>
    </style:style>
    <style:style style:name="T67" style:family="text">
      <style:text-properties fo:font-size="11pt" style:font-size-asian="11pt" style:font-size-complex="11pt"/>
    </style:style>
    <style:style style:name="T68" style:family="text">
      <style:text-properties officeooo:rsid="014beb8e"/>
    </style:style>
    <style:style style:name="T69" style:family="text">
      <style:text-properties officeooo:rsid="014c1a49"/>
    </style:style>
    <style:style style:name="T70"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58">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59">One of my goals going forward will be to simplify its formatting, which could hopefully make things easier if I need to change it again.</text:span></text:p>
      <text:p text:style-name="P62"><text:s text:c="3"/>I <text:span text:style-name="T58">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58">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58">and getting rejected </text:span>again, but perhaps more tragically, imagined her warning me that she had a date coming to her performance tonight <text:span text:style-name="T58">(and visualized an attempted subsequent witholding of my love for her</text:span>.<text:span text:style-name="T58">)</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7">I closed my project from eleven years ago, acknowledged the dust cloud around me and wrote in my journal until 11:1</text:span><text:span text:style-name="T60">8</text:span><text:span text:style-name="T57">. . .I grabbed a banana + a third coffee and drove to Hannah's house, where she was standing on the corner, talking on the phone. "I can't hear you very well," she said to who I </text:span><text:soft-page-break/><text:span text:style-name="T57">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1">one of the</text:span> Moves shirt<text:span text:style-name="T61">s</text:span>, put on my hat and <text:span text:style-name="T61">stuck</text:span> a stem behind my upper lip. I went to the fridge and grabbed <text:span text:style-name="T66">a handful</text:span> of grapes <text:span text:style-name="T61">+</text:span> a plum, left the house and ate everything while walking <text:span text:style-name="T61">Brevard Rd</text:span>.</text:p>
      <text:p text:style-name="P63"><text:s text:c="3"/>I went to a guitar shop, a book store, had a pee at Community and returned someone's Nalgene. I walked down the hill, meditating on “<text:span text:style-name="T67">I</text:span>…” turned right at Hilliard, felt conflicted over which of my two usual ways to go and noticed a tennis tournament <text:span text:style-name="T66">up on the hill</text:span>.</text:p>
      <text:p text:style-name="P63"><text:s text:c="3"/>I sat in the stands <text:span text:style-name="T61">for a while, then</text:span> under two trees in the park. <text:span text:style-name="T61">I</text:span> kept walking, climbed a tree and went to FBFC, where they were playing Cripple Creek. I bought a plum <text:span text:style-name="T61">for 87 cents</text:span>, walked up <text:span text:style-name="T66">Biltmore</text:span>, checked out the beginnings of a market <text:span text:style-name="T66">near Vance Monument </text:span>and turned toward Pritchard.</text:p>
      <text:p text:style-name="P63"><text:s text:c="3"/>I knew I would need to eat soon and decided I would sit and think about the option with the <text:span text:style-name="T61">absolute </text:span>least possible fuss. When I got to the park, I saw a sign that said, FREE VEGAN INDIAN FOOD, and I thought, “I did it!” With John's <text:span text:style-name="T61">hyper-eager</text:span> encouragement, I had two bowls of rice with dal, cilantro and extra spice.</text:p>
      <text:p text:style-name="P63"><text:s text:c="3"/>John <text:span text:style-name="T66">excitedly </text:span>asked me about my life while I ate and then brought over <text:span text:style-name="T61">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1">day and </text:span>life.</text:p>
      <text:p text:style-name="P63"><text:s text:c="3"/>I took my mug inside, checked out the drum circle, sat on a bench and wrote in my phone journal until 6:38. . .I walked around the corner to the church. Jane was standing <text:span text:style-name="T61">under</text:span> the front columns saying, “This is Ross! He's on the list!”</text:p>
      <text:p text:style-name="P63"><text:s text:c="3"/>She escorted me to the green room, where I had two peanut butter cups and an enthusiastic hug from Hannah, <text:span text:style-name="T65">who was wearing</text:span> a beautiful flowing green dress. At five til, I took a seat and then <text:span text:style-name="T65">relocated</text:span> two more times, moving closer to the <text:span text:style-name="T66">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66">ing</text:span> a couple times as expected but <text:span text:style-name="T66">always</text:span> returning. I wanted so bad to put a hand out for her, but also <text:soft-page-break/>didn’t want <text:span text:style-name="T65">that first moment</text:span> to be in a church, <text:span text:style-name="T65">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68">dark</text:span> it was. I wanted to sleep all day, but couldn’t get started until the sun came up. </text:p>
      <text:p text:style-name="P68"/>
      <text:p text:style-name="P71">VII.XIII</text:p>
      <text:p text:style-name="P72"><text:span text:style-name="T62"/></text:p>
      <text:p text:style-name="P72"><text:span text:style-name="T62">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3">3</text:span><text:span text:style-name="T62">4.</text:span></text:p>
      <text:p text:style-name="P72"><text:soft-page-break/><text:span text:style-name="T62"/></text:p>
      <text:p text:style-name="P72"><text:span text:style-name="T62">I’m going to say the craziest thing: I think I am excited to be heartbroken. My mushroom meditation walk had been a beautiful experiment in postponing those feelings as long as I could, as I couldn’t have possibly watched Hannah’s performance </text:span><text:span text:style-name="T63">with</text:span><text:span text:style-name="T62"> that mindset, but I did feel it coming. It wasn’t until saying goodbye at her house that I knew it was upon me.</text:span></text:p>
      <text:p text:style-name="P72"><text:span text:style-name="T62"><text:s text:c="3"/>It even seemed like when I said, “Hit me up if you want to go for a walk in the next couple days,” that she——</text:span><text:span text:style-name="T63">as she was standing in her doorway——</text:span><text:span text:style-name="T62">gave me a funny look. </text:span><text:span text:style-name="T63">M</text:span><text:span text:style-name="T62">aybe it’s not totally heartbreak, but a feeling that I need to let her make the next move </text:span><text:span text:style-name="T63">(</text:span><text:span text:style-name="T62">like not even texting or sending reels.</text:span><text:span text:style-name="T63">)</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69">I took a poop, laid in bed and immediately texted Hannah, “You sounded beautiful last night and I feel a little rude because you asked me what I was up to this week and I didn't ask you,” and then, “</text:span>Also I like your green dress. . .” <text:span text:style-name="T70">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3:18:32.308228787</dc:date>
    <meta:editing-duration>P6DT19H22M48S</meta:editing-duration>
    <meta:editing-cycles>239</meta:editing-cycles>
    <meta:generator>LibreOffice/7.3.7.2$Linux_X86_64 LibreOffice_project/30$Build-2</meta:generator>
    <meta:print-date>2024-07-13T11:37:56.338796505</meta:print-date>
    <meta:document-statistic meta:table-count="0" meta:image-count="0" meta:object-count="0" meta:page-count="16" meta:paragraph-count="153" meta:word-count="4049" meta:character-count="21331" meta:non-whitespace-character-count="17241"/>
  </office:meta>
</office:document-meta>
</file>